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3274" officeooo:paragraph-rsid="000e3274"/>
    </style:style>
    <style:style style:name="P2" style:family="paragraph" style:parent-style-name="Standard">
      <style:text-properties officeooo:rsid="000fe00d" officeooo:paragraph-rsid="000fe00d"/>
    </style:style>
    <style:style style:name="P3" style:family="paragraph" style:parent-style-name="Standard">
      <style:text-properties fo:font-weight="bold" officeooo:rsid="000ffc4a" officeooo:paragraph-rsid="000ffc4a" style:font-weight-asian="bold" style:font-weight-complex="bold"/>
    </style:style>
    <style:style style:name="P4" style:family="paragraph" style:parent-style-name="Standard">
      <style:text-properties fo:font-weight="bold" officeooo:rsid="00101303" officeooo:paragraph-rsid="00101303" style:font-weight-asian="bold" style:font-weight-complex="bold"/>
    </style:style>
    <style:style style:name="P5" style:family="paragraph" style:parent-style-name="Standard">
      <style:text-properties fo:font-weight="bold" officeooo:rsid="0013b4d3" officeooo:paragraph-rsid="0013b4d3" style:font-weight-asian="bold" style:font-weight-complex="bold"/>
    </style:style>
    <style:style style:name="P6" style:family="paragraph" style:parent-style-name="Standard">
      <style:text-properties fo:font-weight="bold" officeooo:rsid="0013d1f0" officeooo:paragraph-rsid="0013d1f0" style:font-weight-asian="bold" style:font-weight-complex="bold"/>
    </style:style>
    <style:style style:name="P7" style:family="paragraph" style:parent-style-name="Standard">
      <style:text-properties fo:font-weight="bold" officeooo:rsid="0013d1f0" officeooo:paragraph-rsid="00144af5" style:font-weight-asian="bold" style:font-weight-complex="bold"/>
    </style:style>
    <style:style style:name="P8" style:family="paragraph" style:parent-style-name="Standard">
      <style:text-properties fo:font-weight="bold" officeooo:rsid="00144af5" officeooo:paragraph-rsid="00144af5" style:font-weight-asian="bold" style:font-weight-complex="bold"/>
    </style:style>
    <style:style style:name="P9" style:family="paragraph" style:parent-style-name="Standard">
      <style:text-properties fo:font-weight="bold" officeooo:rsid="0014f252" officeooo:paragraph-rsid="0014f252" style:font-weight-asian="bold" style:font-weight-complex="bold"/>
    </style:style>
    <style:style style:name="P10" style:family="paragraph" style:parent-style-name="Standard">
      <style:text-properties fo:font-weight="normal" officeooo:rsid="000ffc4a" officeooo:paragraph-rsid="000ffc4a" style:font-weight-asian="normal" style:font-weight-complex="normal"/>
    </style:style>
    <style:style style:name="P11" style:family="paragraph" style:parent-style-name="Standard">
      <style:text-properties fo:font-weight="normal" officeooo:rsid="00101303" officeooo:paragraph-rsid="00101303" style:font-weight-asian="normal" style:font-weight-complex="normal"/>
    </style:style>
    <style:style style:name="P12" style:family="paragraph" style:parent-style-name="Standard">
      <style:text-properties fo:font-weight="normal" officeooo:rsid="0010d276" officeooo:paragraph-rsid="0010d276" style:font-weight-asian="normal" style:font-weight-complex="normal"/>
    </style:style>
    <style:style style:name="P13" style:family="paragraph" style:parent-style-name="Standard">
      <style:text-properties fo:font-weight="normal" officeooo:rsid="0013d1f0" officeooo:paragraph-rsid="0013d1f0" style:font-weight-asian="normal" style:font-weight-complex="normal"/>
    </style:style>
    <style:style style:name="P14" style:family="paragraph" style:parent-style-name="Standard">
      <style:text-properties fo:font-weight="normal" officeooo:rsid="0013d1f0" officeooo:paragraph-rsid="0013b4d3" style:font-weight-asian="normal" style:font-weight-complex="normal"/>
    </style:style>
    <style:style style:name="P15" style:family="paragraph" style:parent-style-name="Standard">
      <style:text-properties fo:font-weight="normal" officeooo:rsid="00144af5" officeooo:paragraph-rsid="00144af5" style:font-weight-asian="normal" style:font-weight-complex="normal"/>
    </style:style>
    <style:style style:name="P16" style:family="paragraph" style:parent-style-name="Standard">
      <style:text-properties fo:font-weight="normal" officeooo:rsid="0014f252" officeooo:paragraph-rsid="0014f252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0fe00d" officeooo:paragraph-rsid="000fe00d" style:font-weight-asian="normal" style:font-weight-complex="normal"/>
    </style:style>
    <style:style style:name="P18" style:family="paragraph" style:parent-style-name="Standard">
      <style:text-properties fo:font-weight="normal" officeooo:rsid="00144af5" officeooo:paragraph-rsid="00144af5" style:font-weight-asian="normal" style:font-weight-complex="normal"/>
    </style:style>
    <style:style style:name="P19" style:family="paragraph" style:parent-style-name="Standard">
      <style:text-properties fo:font-weight="normal" officeooo:rsid="001717e4" officeooo:paragraph-rsid="001717e4" style:font-weight-asian="normal" style:font-weight-complex="normal"/>
    </style:style>
    <style:style style:name="P20" style:family="paragraph" style:parent-style-name="Standard" style:list-style-name="L3">
      <style:text-properties fo:font-weight="normal" officeooo:rsid="001717e4" officeooo:paragraph-rsid="001717e4" style:font-weight-asian="normal" style:font-weight-complex="normal"/>
    </style:style>
    <style:style style:name="P21" style:family="paragraph" style:parent-style-name="Standard" style:list-style-name="L3">
      <style:text-properties fo:font-weight="normal" officeooo:rsid="001769e1" officeooo:paragraph-rsid="001769e1" style:font-weight-asian="normal" style:font-weight-complex="normal"/>
    </style:style>
    <style:style style:name="P22" style:family="paragraph" style:parent-style-name="Standard">
      <style:text-properties fo:font-weight="bold" officeooo:rsid="0014f252" officeooo:paragraph-rsid="0014f252" style:font-weight-asian="bold" style:font-weight-complex="bold"/>
    </style:style>
    <style:style style:name="P23" style:family="paragraph" style:parent-style-name="Standard">
      <style:text-properties fo:font-weight="bold" officeooo:rsid="00144af5" officeooo:paragraph-rsid="00144af5" style:font-weight-asian="bold" style:font-weight-complex="bold"/>
    </style:style>
    <style:style style:name="P24" style:family="paragraph" style:parent-style-name="Standard">
      <style:text-properties fo:font-weight="bold" officeooo:rsid="001769e1" officeooo:paragraph-rsid="001769e1" style:font-weight-asian="bold" style:font-weight-complex="bold"/>
    </style:style>
    <style:style style:name="P25" style:family="paragraph" style:parent-style-name="Standard">
      <style:text-properties fo:language="pt" fo:country="PT" officeooo:paragraph-rsid="0019b678"/>
    </style:style>
    <style:style style:name="P26" style:family="paragraph" style:parent-style-name="Standard">
      <style:text-properties fo:language="pt" fo:country="PT" officeooo:paragraph-rsid="001a36f8"/>
    </style:style>
    <style:style style:name="T1" style:family="text">
      <style:text-properties officeooo:rsid="000ffc4a"/>
    </style:style>
    <style:style style:name="T2" style:family="text">
      <style:text-properties officeooo:rsid="0010130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769e1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4af5" style:font-weight-asian="normal" style:font-weight-complex="normal"/>
    </style:style>
    <style:style style:name="T7" style:family="text">
      <style:text-properties fo:font-weight="normal" officeooo:rsid="001895e5" style:font-weight-asian="normal" style:font-weight-complex="normal"/>
    </style:style>
    <style:style style:name="T8" style:family="text">
      <style:text-properties fo:font-weight="normal" officeooo:rsid="001769e1" style:font-weight-asian="normal" style:font-weight-complex="normal"/>
    </style:style>
    <style:style style:name="T9" style:family="text">
      <style:text-properties fo:font-weight="normal" officeooo:rsid="001a36f8" style:font-weight-asian="normal" style:font-weight-complex="normal"/>
    </style:style>
    <style:style style:name="T10" style:family="text">
      <style:text-properties officeooo:rsid="0013d1f0"/>
    </style:style>
    <style:style style:name="T11" style:family="text">
      <style:text-properties fo:font-weight="bold" officeooo:rsid="001717e4" style:font-weight-asian="bold" style:font-weight-complex="bold"/>
    </style:style>
    <style:style style:name="T12" style:family="text">
      <style:text-properties fo:font-weight="bold" officeooo:rsid="001895e5" style:font-weight-asian="bold" style:font-weight-complex="bold"/>
    </style:style>
    <style:style style:name="T13" style:family="text">
      <style:text-properties fo:font-weight="bold" officeooo:rsid="001769e1" style:font-weight-asian="bold" style:font-weight-complex="bold"/>
    </style:style>
    <style:style style:name="T14" style:family="text">
      <style:text-properties fo:font-weight="bold" officeooo:rsid="001a36f8" style:font-weight-asian="bold" style:font-weight-complex="bold"/>
    </style:style>
    <style:style style:name="T15" style:family="text">
      <style:text-properties officeooo:rsid="0014f252"/>
    </style:style>
    <style:style style:name="T16" style:family="text">
      <style:text-properties officeooo:rsid="001769e1"/>
    </style:style>
    <style:style style:name="T17" style:family="text">
      <style:text-properties officeooo:rsid="0019b678"/>
    </style:style>
    <style:style style:name="T18" style:family="text">
      <style:text-properties officeooo:rsid="001a36f8"/>
    </style:style>
    <style:style style:name="T19" style:family="text">
      <style:text-properties officeooo:rsid="001b10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6. Políticas e programas governamentais</text:p>
      <text:p text:style-name="P1"/>
      <text:p text:style-name="P2">Para a produção de poder e desenvolvimento do Reino Unido, tanto politicamente ou através de programas para capacitação, foram agrupados <text:span text:style-name="T1">em algumas áreas de foco relevante para esse desenvolvimento.</text:span></text:p>
      <text:p text:style-name="P2"/>
      <text:list xml:id="list7701959762235263857" text:style-name="L1">
        <text:list-item>
          <text:p text:style-name="P17">Fornecimento de solução para seus próprios problemas <text:span text:style-name="T1">(capacitar as autoridades)</text:span>;</text:p>
        </text:list-item>
        <text:list-item>
          <text:p text:style-name="P17">Promoção de dados abertos;</text:p>
        </text:list-item>
        <text:list-item>
          <text:p text:style-name="P17">Desenvolvimento de tecnologia;</text:p>
        </text:list-item>
        <text:list-item>
          <text:p text:style-name="P17">Programas que incentivam a abordagem de novas tecnologias;</text:p>
        </text:list-item>
      </text:list>
      <text:p text:style-name="P2"/>
      <text:p text:style-name="P3">Ofertas de cidades para Capacitar</text:p>
      <text:p text:style-name="P3"/>
      <text:p text:style-name="P10">Visa, dar as cidades os poderes e as ferramentas para o impulsionamento do crescimento loca<text:span text:style-name="T2">l</text:span>, através de projetos ou iniciativas para aumentar a economia local e entregar uma mudança gradual na governança.</text:p>
      <text:p text:style-name="P11"/>
      <text:p text:style-name="P4">Promoção dos dados abertos</text:p>
      <text:p text:style-name="P11"/>
      <text:p text:style-name="P12">Para melhorar a qualidade dos serviços públicos e criar oportunidades novas para empresas, falam em nos chamados <text:span text:style-name="T3">dados aberto</text:span>, que promovem criação de comunidades de compartilhamento melhorando o acesso a esses dados se criando novos padrões de desenvolvimento através dos usuários desempenhados a criar essa transparência entre setores, trabalhando em conjunto para apoiar o crescimento da economia do Reino unido.</text:p>
      <text:p text:style-name="P12"/>
      <text:p text:style-name="P12">A chave aqui seria estabelecer o ambiente correto, permitindo a experimentação não apenas em dados públicos em comum, mas também, associar os dados de redes sociais e dados comerciais também, liberando o máximo de dados possível, com o suporte certo.</text:p>
      <text:p text:style-name="P12"/>
      <text:p text:style-name="P5">Desenvolvendo <text:span text:style-name="T10">e Demonstrando novas tecnologias</text:span></text:p>
      <text:p text:style-name="P14"/>
      <text:p text:style-name="P13">Criação de projeto sobre o futuro das cidades, onde terá um programa de pesquisa de ideias e abordagens para o desenvolvimento de cidades futuras, em geral o projeto identifica oportunidades para que agregue valor ao debate internacional sobre as cidades que afetam as cidades, moldando o futuro urbano.</text:p>
      <text:p text:style-name="P13"/>
      <text:p text:style-name="P6">Programas departamentais para transformar sistemas de serviços</text:p>
      <text:p text:style-name="P13"/>
      <text:p text:style-name="P13">Programas departamentais que incentivam a doação de novas abordagens tecnológica para o consumidor.</text:p>
      <text:p text:style-name="P13"/>
      <text:p text:style-name="P6">Departamento de saúde (DH)</text:p>
      <text:p text:style-name="P13">Visa, aumentar e melhorar a tecnologia para ser aplicada de uma forma mais eficaz assim monitorando a saúde e o bem-estar dos pacientes.</text:p>
      <text:p text:style-name="P6"/>
      <text:p text:style-name="P6">Departamento de transporte (DfT)</text:p>
      <text:p text:style-name="P7"><text:span text:style-name="T5">As cidades</text:span> <text:span text:style-name="T5">dependem de uma eficiente rede de transporte para conectar as pessoas ao emprego, edução e serviços, hoje por exemplo, é normal às pessoas morarem uma ou mais horas de onde elas trabalham. </text:span><text:span text:style-name="T6">O problema é a causa ao meio ambiente, essa grande número de transportes, sem mencionar o impacto no congestionamento, que mesmo com os grandes projetos de trilho de alta velocidade que fornecem suporte a redes de transportes ainda assim essa ajuda fica caro para manter nossas cidades em movimento.</text:span></text:p>
      <text:p text:style-name="P15"><text:soft-page-break/>Assim o Departamento de transporte está buscando soluções inteligentes para esses problemas, considerando novas formas de moldar o comportamento dos usuários e garantir a infraestrutura que atenda as demandas das cidades atingindo as metas de redução de carbono.</text:p>
      <text:p text:style-name="P15"/>
      <text:p text:style-name="P8">Crescendo através das exportações</text:p>
      <text:p text:style-name="P15">Programas de soluções inteligentes para influenciar governos de fora integrando com os programas de urbanização, com foco na construção de novas edifícios adaptados as áreas urbanas. <text:span text:style-name="T15">O objetivo é apoiar as cidades e as regiões na tomada de medidas ambiciosas e pioneiras para uma redução das emissões de gás de efeito estufa.</text:span></text:p>
      <text:p text:style-name="P15"/>
      <text:p text:style-name="P9">7. Obstáculos a Adoção e Perspectiva Empresarial</text:p>
      <text:p text:style-name="P16">A infraestrutura do Reino Unido é diferente o modo que ser praticada as outras cidades do mundo em desenvolvimento, o investimento em infraestrutura existente e a propriedade diversificada, além do custo de implantação para cada cidade é praticada de forma diferente, assim a generalização de conceitos de cidades inteligentes é complicada, pois cada cidade tem prioridades diferentes e consequentemente não se trata de aplicar um padrão testado.</text:p>
      <text:p text:style-name="P16"/>
      <text:p text:style-name="P16">Por exemplo, para algumas cidades, o desemprego e o desenvolvimento de habilidades são críticos, para outros, o controle de criminalidade é a principal prioridade e, ainda para outros o sucesso econômico pode estar causando problemas de sustentabilidade.</text:p>
      <text:p text:style-name="P16"/>
      <text:p text:style-name="P16">Cada uma dessas cidades aplicará conceitos de cidades inteligentes de forma diferente para se resolver suas preocupações de maior prioridade.</text:p>
      <text:p text:style-name="P16"/>
      <text:p text:style-name="P9">8. O que podemos aprender com a experiência no exterior?</text:p>
      <text:p text:style-name="P9"/>
      <text:p text:style-name="P25"><text:span text:style-name="T7">As autoridades devem </text:span><text:span text:style-name="T12">d</text:span><text:span text:style-name="T13">esenvolver uma visão</text:span><text:span text:style-name="T8">, </text:span><text:span text:style-name="T9">através das experiência de outras cidades e </text:span><text:span text:style-name="T8">mostrar liderança e engajamento pú</text:span><text:span text:style-name="T7">blico, criando-se uma </text:span><text:span text:style-name="T12">e</text:span><text:span text:style-name="T13">strutura </text:span><text:span text:style-name="T12">o</text:span><text:span text:style-name="T13">rganizacional,</text:span><text:span text:style-name="T8"> </text:span><text:span text:style-name="T7">aplicando as </text:span><text:span text:style-name="T8">abordagens bem-sucedidas para a liderança da cidade inteligente </text:span><text:span text:style-name="T7">que </text:span><text:span text:style-name="T8">requerem um grupo de pessoas dentro da organização que são capazes de inovar e agir de forma empresarial. </text:span></text:p>
      <text:p text:style-name="P25"><text:span text:style-name="T8"/></text:p>
      <text:p text:style-name="P26"><text:span text:style-name="T13">Medindo o sucesso</text:span></text:p>
      <text:p text:style-name="P26"><text:span text:style-name="T9">A</text:span>s cidades <text:span text:style-name="T18">fazem colaboração</text:span> com as universidades para estabelecer linhas de base identifica<text:span text:style-name="T18">ndo</text:span> os impactos a mais longo prazo de abordagens inovadoras para a entrega do serviço público.<text:span text:style-name="T8"> </text:span></text:p>
      <text:p text:style-name="P25"><text:span text:style-name="T8"/></text:p>
      <text:p text:style-name="P26"><text:span text:style-name="T13">Inclusão social</text:span></text:p>
      <text:p text:style-name="P26"><text:span text:style-name="T9">A</text:span><text:span text:style-name="T8">s cidades estão tomando medidas ativas para se envolver com todas as partes da comunidade, para promover a conscientização e a aceitação dos serviços eletrônicos</text:span><text:span text:style-name="T9">.</text:span></text:p>
      <text:p text:style-name="P24"/>
      <text:p text:style-name="P24"/>
      <text:p text:style-name="P16"/>
      <text:p text:style-name="P16"><text:span text:style-name="T11">9. Olhando para o futuro desenvolver a capacidade do Reino unido a médio prazo.</text:span> </text:p>
      <text:p text:style-name="P8"/>
      <text:p text:style-name="P19">Ao longo do documento conseguimos pegar quatro áreas principais que o governo precisa concentrar os seus esforços para assim aplicarmos essas soluções nas empresas e nas próprias cidades, para fortalecer a capacidade e o desempenho delas.</text:p>
      <text:p text:style-name="P19"/>
      <text:list xml:id="list8932359560883056870" text:style-name="L3">
        <text:list-item>
          <text:p text:style-name="P20">Continuar a trabalhar com as cidades inteligentes. Capacitando os cidadãos digitalmente envolvidos.</text:p>
        </text:list-item>
        <text:list-item>
          <text:p text:style-name="P20">Reforçar a <text:span text:style-name="T19">b</text:span>ase de conhecimento, incentivando a inovação, melhorando as novas abordagens e novos modelos de negócios.</text:p>
        </text:list-item>
        <text:list-item>
          <text:p text:style-name="P20"><text:soft-page-break/>Promover dados públicos reutilizáveis, <text:span text:style-name="T16">desenvolver padrões abertos, aplicando os conceitos de comunidades inteligentes, cidades inteligentes e realização da </text:span><text:span text:style-name="T4">internet das coisas</text:span><text:span text:style-name="T16">.</text:span></text:p>
        </text:list-item>
        <text:list-item>
          <text:p text:style-name="P21">Encorajar as empresas, fortalecer suas capacidades e contribuição do ciclo de evolução dos sistemas de serviços públicos (Transporte, redes de energia, assistência à vida e mercados globais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6:07:04.461034142</meta:creation-date>
    <dc:date>2017-09-05T22:10:28.149149550</dc:date>
    <meta:editing-duration>PT30M1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3" meta:paragraph-count="38" meta:word-count="866" meta:character-count="5781" meta:non-whitespace-character-count="4958"/>
  </office:meta>
</office:document-meta>
</file>